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a3a3a" loext:opacity="100%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fo:break-before="page"/>
    </style:style>
    <style:style style:name="P4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3a3a3a" loext:opacity="100%" style:font-name="Open Sans" fo:font-size="10.5pt" fo:letter-spacing="normal" fo:font-style="normal" fo:font-weight="normal"/>
    </style:style>
    <style:style style:name="T1" style:family="text">
      <style:text-properties fo:font-variant="normal" fo:text-transform="none" fo:color="#3a3a3a" loext:opacity="100%" style:font-name="Open Sans" fo:font-size="10.5pt" fo:letter-spacing="normal" fo:font-style="normal" fo:font-weight="bold"/>
    </style:style>
    <style:style style:name="T2" style:family="text">
      <style:text-properties fo:font-variant="normal" fo:text-transform="none" fo:color="#3a3a3a" loext:opacity="100%" style:font-name="Open Sans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jercicio 1. Configuración de red de Windows</text:span></text:span></text:p>
      <text:p text:style-name="P2">Realizar el ejercicio “Instalación de 2 máquinas Windows en Red” del capítulo 7.2., mostrando los distintos pasos.</text:p>
      <text:p text:style-name="P1"><text:span text:style-name="Strong_20_Emphasis"><text:span text:style-name="T1">Ejercicio 2. Compartir recursos. Basado en el capítulo 2</text:span></text:span></text:p>
      <text:p text:style-name="P2">Compartir carpetas en cliente1 y acceder desde cliente2. Pasos:</text:p>
      <text:list xml:id="list3544745707" text:style-name="L1">
        <text:list-item>
          <text:p text:style-name="P4"><text:bookmark text:name="yui_3_17_2_1_1615321743604_39"/><text:bookmark text:name="yui_3_17_2_1_1615321743604_38"/>Iniciar sesión como supervisor en cliente1.<text:line-break/>Crear 2 carpetas en la unidad C: leer y escribir.<text:line-break/>Compartir la carpeta leer con permisos de lectura para el grupo Todos. Llamar al recurso lectura.<text:line-break/>Compartir escribir con acceso total para el usuario empleado. Llamar al recurso escritura.</text:p>
        </text:list-item>
        <text:list-item>
          <text:p text:style-name="P4">Iniciar sesión en cliente2 como supervisor.<text:line-break/>Conectar a ambos recursos con ruta UNC, como el usuario supervisor de cliente1. Para ello en Inicio/Ejecutar, escribir: \\cliente1 e identificarnos con usuario supervisor1 (del equipo cliente1).<text:line-break/>¿Deja leer y/o escribir en el recurso lectura?<text:line-break/>¿Deja leer y/o escribir en el recurso escritura?</text:p>
        </text:list-item>
        <text:list-item>
          <text:p text:style-name="P4">Cerrar sesión en cliente2, y volver a iniciar sesión como supervisor.<text:line-break/>Conectar de nuevo a ambos recursos, pero ahora con el usuario empleado.<text:line-break/>¿Qué cosas permite ahora en los recursos lectura y escritura?</text:p>
        </text:list-item>
        <text:list-item>
          <text:p text:style-name="P4">Crear una carpeta en C. llamada cliente1 con el nombre Apuntes.<text:line-break/>Comparte la carpeta de forma secreta con permisos control total para el grupo Todos.</text:p>
        </text:list-item>
        <text:list-item>
          <text:p text:style-name="P4">Iniciar sesión como supervisor en cliente2 y acceder al recurso. ¿Cómo se acede?</text:p>
        </text:list-item>
        <text:list-item>
          <text:p text:style-name="P4">Conectar con ruta UNC con \\cliente1\C$ ¿Qué ocurre? ¿qué has descubierto sobre C?</text:p>
        </text:list-item>
        <text:list-item>
          <text:p text:style-name="P4">Acceder con el explorador de Windows a RED. ¿Se ven los equipos?<text:line-break/>Para qué se vean hay que instalar características de Windows (partes del sistema operativo que no se instalan por defecto.<text:line-break/>(Esto no era necesario en Windows anteriores)</text:p>
        </text:list-item>
      </text:list>
      <text:p text:style-name="P1"><text:span text:style-name="Strong_20_Emphasis"><text:span text:style-name="T1">Ejercicio 3. Servicio FTP en Internet Information Services</text:span></text:span><text:span text:style-name="T2"><text:line-break/>Instalar y configurar un servidor FTP en cliente1 y subir un archivo desde cliente2. Seguir los pasos del ejemplo del capítulo 7.3.</text:span></text:p>
      <text:p text:style-name="P2">Realizar todo el ejemplo, el nombre del sitio FTP será ftp.empresa_inicialesAlumno.es (si el alumno se llama Begoña Mañas Garcia, se llamará ftp.empresa_BMG.es)</text:p>
      <text:p text:style-name="P2">Al conectar el cliente, es posible que haya que desactivar el firewall de Windows de la máquina cliente1.</text:p>
      <text:p text:style-name="P1"><text:span text:style-name="Strong_20_Emphasis"><text:span text:style-name="T1"/></text:span></text:p>
      <text:p text:style-name="P3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Ejercicio 4. Servicio web en Internet Information Service</text:span></text:span><text:span text:style-name="T2"><text:line-break/>Crear un sitio web en cliente1. Hay que crear archivo index.htm para verlo en el navegador. El archivo se va a subir con un cliente FTP. Luego, visualizaremos en el navegador el archivo index.htm.</text:span></text:p>
      <text:p text:style-name="P2">Pasos: El servicio web ya está instalado, pues se ha instalado en el ejercicio 3 al instalar IIS y FTP.</text:p>
      <text:p text:style-name="P2">1. Añadir un sitio web con el nombre www.empresa_inicialesAlumno.es<text:line-break/>Para crearlo, pulsar en la consola de administración de IIS "Agregar sitio web".</text:p>
      <text:p text:style-name="P2">2. Una vez creado, comprobar en la consola de IIS que el sitio web se ha iniciado.<text:line-break/>En el ordenador cliente2, crear con el bloc de notas el archivo index.htm con el contenido siguiente:<text:line-break/>&lt;html&gt;<text:line-break/>&lt;head&gt;<text:line-break/>&lt;title&gt; Web de PC cliente 1&lt;/title&gt;<text:line-break/>&lt;/head&gt;<text:line-break/>&lt;body&gt;<text:line-break/>&lt;H1&gt;Esta es una p&lt;acute&gt;á&lt;/acute&gt;gina de prueba para el servidor web Apache&lt;/H1&gt;<text:line-break/>&lt;p&gt; Realizado por: Nombre y Apellidos del alumno &lt;/p&gt;<text:line-break/>&lt;/body&gt;<text:line-break/>&lt;/html&gt;</text:p>
      <text:p text:style-name="P2">3. Instalar Filezilla, cliente ftp (descarga desde https://filezilla-project.org/download.php?type=client)<text:line-break/>- Conectar al servidor FTP de cliente1.<text:line-break/>- Subir archivo index.htm al servidor FTP.<text:line-break/>4. Ya tenemos el servicio web funcionando, y con un archivo index.htm en la carpeta del servidor (empresa_alumno)<text:line-break/>Al conectar con un navegador (cliente web), el servidor web debe responder la página index.htm. Para ello, escribir en el navegador web:<text:line-break/>En navegador de cliente2: http://192.168.100.101<text:line-break/>En navegador de cliente1: http://localhost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3-09T21:29:42.267000000</dc:date>
    <meta:editing-duration>PT55S</meta:editing-duration>
    <meta:editing-cycles>3</meta:editing-cycles>
    <meta:document-statistic meta:table-count="0" meta:image-count="0" meta:object-count="0" meta:page-count="2" meta:paragraph-count="19" meta:word-count="558" meta:character-count="3545" meta:non-whitespace-character-count="3013"/>
  </office:meta>
</office:document-meta>
</file>